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65cm" svg:y1="19.15cm" svg:x2="13.465cm" svg:y2="20.42cm">
          <text:p/>
        </draw:line>
        <draw:custom-shape draw:style-name="gr2" draw:text-style-name="P1" draw:layer="layout" svg:width="19.59cm" svg:height="8.255cm" svg:x="1cm" svg:y="0.8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8.854cm" svg:y="1.214cm">
          <text:p text:style-name="P1">IRF8734</text:p>
          <text:p text:style-name="P1">N Mosfet x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4.974cm" svg:y="3.413cm">
          <text:p text:style-name="P1">LM5106</text:p>
          <text:p text:style-name="P1">Fet dri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5.235cm" svg:x="1.218cm" svg:y="11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175cm" svg:height="1.905cm" svg:x="4.975cm" svg:y="1.214cm">
          <text:p text:style-name="P1">LM5106</text:p>
          <text:p text:style-name="P1">Fet 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4.975cm" svg:y="5.614cm">
          <text:p text:style-name="P1">LM5106</text:p>
          <text:p text:style-name="P1">Fet 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8.855cm" svg:y="3.415cm">
          <text:p text:style-name="P1">IRF8734</text:p>
          <text:p text:style-name="P1">N Mosfet x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8.855cm" svg:y="5.615cm">
          <text:p text:style-name="P1">IRF8734</text:p>
          <text:p text:style-name="P1">N Mosfet x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3.435cm" svg:y="1.214cm">
          <text:p text:style-name="P1">Voltage</text:p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3.435cm" svg:y="3.415cm">
          <text:p text:style-name="P1">Voltage</text:p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3.435cm" svg:y="5.615cm">
          <text:p text:style-name="P1">Voltage</text:p>
          <text:p text:style-name="P1">Feedback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26cm" svg:y1="2.44cm" svg:x2="4.807cm" svg:y2="2.44cm">
          <text:p/>
        </draw:line>
        <draw:frame draw:style-name="gr6" draw:layer="layout" svg:width="3.078cm" svg:height="0.962cm" svg:x="1.652cm" svg:y="1.478cm">
          <draw:text-box>
            <text:p>PWM A</text:p>
          </draw:text-box>
        </draw:frame>
        <draw:line draw:style-name="gr5" draw:text-style-name="P1" draw:layer="layout" svg:x1="1.826cm" svg:y1="4.84cm" svg:x2="4.807cm" svg:y2="4.84cm">
          <text:p/>
        </draw:line>
        <draw:frame draw:style-name="gr7" draw:layer="layout" svg:width="3.118cm" svg:height="0.962cm" svg:x="1.652cm" svg:y="3.878cm">
          <draw:text-box>
            <text:p>PWM B</text:p>
          </draw:text-box>
        </draw:frame>
        <draw:line draw:style-name="gr5" draw:text-style-name="P1" draw:layer="layout" svg:x1="1.826cm" svg:y1="7.04cm" svg:x2="4.807cm" svg:y2="7.04cm">
          <text:p/>
        </draw:line>
        <draw:frame draw:style-name="gr8" draw:layer="layout" svg:width="3.158cm" svg:height="0.962cm" svg:x="1.652cm" svg:y="6.078cm">
          <draw:text-box>
            <text:p>PWM C</text:p>
          </draw:text-box>
        </draw:frame>
        <draw:line draw:style-name="gr5" draw:text-style-name="P1" draw:layer="layout" svg:x1="16.61cm" svg:y1="2.428cm" svg:x2="19.641cm" svg:y2="2.44cm">
          <text:p/>
        </draw:line>
        <draw:frame draw:style-name="gr9" draw:layer="layout" svg:width="2.157cm" svg:height="0.962cm" svg:x="16.953cm" svg:y="1.478cm">
          <draw:text-box>
            <text:p>Coil A</text:p>
          </draw:text-box>
        </draw:frame>
        <draw:line draw:style-name="gr5" draw:text-style-name="P1" draw:layer="layout" svg:x1="16.61cm" svg:y1="4.84cm" svg:x2="19.641cm" svg:y2="4.84cm">
          <text:p/>
        </draw:line>
        <draw:frame draw:style-name="gr10" draw:layer="layout" svg:width="2.191cm" svg:height="0.962cm" svg:x="16.953cm" svg:y="3.878cm">
          <draw:text-box>
            <text:p>Coil B</text:p>
          </draw:text-box>
        </draw:frame>
        <draw:line draw:style-name="gr5" draw:text-style-name="P1" draw:layer="layout" svg:x1="16.61cm" svg:y1="7.038cm" svg:x2="19.641cm" svg:y2="7.04cm">
          <text:p/>
        </draw:line>
        <draw:frame draw:style-name="gr11" draw:layer="layout" svg:width="2.225cm" svg:height="0.962cm" svg:x="16.953cm" svg:y="6.078cm">
          <draw:text-box>
            <text:p>Coil C</text:p>
          </draw:text-box>
        </draw:frame>
        <draw:frame draw:style-name="gr12" draw:layer="layout" svg:width="5.646cm" svg:height="0.962cm" svg:x="8.054cm" svg:y="7.828cm">
          <draw:text-box>
            <text:p>Power Circuitry x4</text:p>
          </draw:text-box>
        </draw:frame>
        <draw:line draw:style-name="gr5" draw:text-style-name="P1" draw:layer="layout" svg:x1="14.97cm" svg:y1="7.32cm" svg:x2="14.97cm" svg:y2="10.325cm">
          <text:p/>
        </draw:line>
        <draw:frame draw:style-name="gr12" draw:layer="layout" svg:width="4.587cm" svg:height="0.962cm" svg:x="14.97cm" svg:y="9.098cm">
          <draw:text-box>
            <text:p>Sense Voltage</text:p>
          </draw:text-box>
        </draw:frame>
        <draw:line draw:style-name="gr5" draw:text-style-name="P1" draw:layer="layout" svg:x1="10.108cm" svg:y1="11.805cm" svg:x2="3.758cm" svg:y2="11.805cm">
          <text:p/>
        </draw:line>
        <draw:frame draw:style-name="gr12" draw:layer="layout" svg:width="4.587cm" svg:height="0.962cm" svg:x="4.393cm" svg:y="10.843cm">
          <draw:text-box>
            <text:p>Sense Voltage</text:p>
          </draw:text-box>
        </draw:frame>
        <draw:frame draw:style-name="gr12" draw:layer="layout" svg:width="6.052cm" svg:height="0.962cm" svg:x="4.393cm" svg:y="11.943cm">
          <draw:text-box>
            <text:p>Motor 1: PORTA0-2</text:p>
          </draw:text-box>
        </draw:frame>
        <draw:frame draw:style-name="gr12" draw:layer="layout" svg:width="6.052cm" svg:height="0.962cm" svg:x="4.393cm" svg:y="12.743cm">
          <draw:text-box>
            <text:p>Motor 2: PORTA3-5</text:p>
          </draw:text-box>
        </draw:frame>
        <draw:frame draw:style-name="gr12" draw:layer="layout" svg:width="6.098cm" svg:height="0.962cm" svg:x="4.393cm" svg:y="13.543cm">
          <draw:text-box>
            <text:p>Motor 3: PORTB0-2</text:p>
          </draw:text-box>
        </draw:frame>
        <draw:frame draw:style-name="gr12" draw:layer="layout" svg:width="6.098cm" svg:height="0.962cm" svg:x="4.393cm" svg:y="14.343cm">
          <draw:text-box>
            <text:p>Motor 4: PORTB3-5</text:p>
          </draw:text-box>
        </draw:frame>
        <draw:line draw:style-name="gr5" draw:text-style-name="P1" draw:layer="layout" svg:x1="6.515cm" svg:y1="10.06cm" svg:x2="6.515cm" svg:y2="7.52cm">
          <text:p/>
        </draw:line>
        <draw:frame draw:style-name="gr12" draw:layer="layout" svg:width="3.741cm" svg:height="0.962cm" svg:x="2.771cm" svg:y="9.198cm">
          <draw:text-box>
            <text:p>Fet<text:tab/>Enable</text:p>
          </draw:text-box>
        </draw:frame>
        <draw:line draw:style-name="gr5" draw:text-style-name="P1" draw:layer="layout" svg:x1="3.758cm" svg:y1="16.75cm" svg:x2="12.43cm" svg:y2="16.75cm">
          <text:p/>
        </draw:line>
        <draw:frame draw:style-name="gr12" draw:layer="layout" svg:width="5.387cm" svg:height="0.962cm" svg:x="4.427cm" svg:y="15.788cm">
          <draw:text-box>
            <text:p>Enable: PORTD4</text:p>
          </draw:text-box>
        </draw:frame>
        <draw:line draw:style-name="gr5" draw:text-style-name="P1" draw:layer="layout" svg:x1="3.758cm" svg:y1="18.95cm" svg:x2="10.108cm" svg:y2="18.95cm">
          <text:p/>
        </draw:line>
        <draw:frame draw:style-name="gr12" draw:layer="layout" svg:width="2.056cm" svg:height="0.962cm" svg:x="4.427cm" svg:y="17.988cm">
          <draw:text-box>
            <text:p>PWM</text:p>
          </draw:text-box>
        </draw:frame>
        <draw:frame draw:style-name="gr12" draw:layer="layout" svg:width="6.132cm" svg:height="0.962cm" svg:x="4.393cm" svg:y="19.143cm">
          <draw:text-box>
            <text:p>Motor 1: PORTC0-2</text:p>
          </draw:text-box>
        </draw:frame>
        <draw:frame draw:style-name="gr12" draw:layer="layout" svg:width="6.132cm" svg:height="0.962cm" svg:x="4.393cm" svg:y="19.943cm">
          <draw:text-box>
            <text:p>Motor 2: PORTD0-2</text:p>
          </draw:text-box>
        </draw:frame>
        <draw:frame draw:style-name="gr12" draw:layer="layout" svg:width="6.098cm" svg:height="0.962cm" svg:x="4.393cm" svg:y="20.743cm">
          <draw:text-box>
            <text:p>Motor 3: PORTE0-2</text:p>
          </draw:text-box>
        </draw:frame>
        <draw:frame draw:style-name="gr12" draw:layer="layout" svg:width="6.065cm" svg:height="0.962cm" svg:x="4.393cm" svg:y="21.543cm">
          <draw:text-box>
            <text:p>Motor 4: PORTF0-2</text:p>
          </draw:text-box>
        </draw:frame>
        <draw:frame draw:style-name="gr13" draw:text-style-name="P1" draw:layer="layout" svg:width="4.621cm" svg:height="0.963cm" draw:transform="rotate (1.5707963267946) translate (1.853cm 19.596cm)">
          <draw:text-box>
            <text:p text:style-name="P1">Xmega 128 a3</text:p>
          </draw:text-box>
        </draw:frame>
        <draw:line draw:style-name="gr14" draw:text-style-name="P1" draw:layer="layout" svg:x1="12.43cm" svg:y1="23.895cm" svg:x2="3.805cm" svg:y2="23.895cm">
          <text:p/>
        </draw:line>
        <draw:frame draw:style-name="gr12" draw:layer="layout" svg:width="6.975cm" svg:height="0.962cm" svg:x="4.394cm" svg:y="23.843cm">
          <draw:text-box>
            <text:p>3.3v Serial: PORTD6-7</text:p>
          </draw:text-box>
        </draw:frame>
        <draw:frame draw:style-name="gr12" draw:layer="layout" svg:width="5.929cm" svg:height="0.962cm" svg:x="4.427cm" svg:y="22.888cm">
          <draw:text-box>
            <text:p>Computer Interface</text:p>
          </draw:text-box>
        </draw:frame>
        <draw:custom-shape draw:style-name="gr15" draw:text-style-name="P1" draw:layer="layout" svg:width="1.905cm" svg:height="1.27cm" svg:x="12.495cm" svg:y="16.075cm">
          <text:p text:style-name="P1">N-Fe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905cm" svg:height="1.27cm" svg:x="12.495cm" svg:y="17.98cm">
          <text:p text:style-name="P1">N-Fe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43cm" svg:y1="17.98cm" svg:x2="13.43cm" svg:y2="17.345cm">
          <text:p/>
        </draw:line>
        <draw:frame draw:style-name="gr12" draw:layer="layout" svg:width="0.875cm" svg:height="0.962cm" svg:x="12.946cm" svg:y="15.199cm">
          <draw:text-box>
            <text:p>+</text:p>
          </draw:text-box>
        </draw:frame>
        <draw:custom-shape draw:style-name="gr3" draw:text-style-name="P1" draw:layer="layout" svg:width="3.175cm" svg:height="1.905cm" svg:x="12.495cm" svg:y="20.385cm">
          <text:p text:style-name="P1">Resistor</text:p>
          <text:p text:style-name="P1">To GN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007cm" svg:y1="18.642cm" svg:x2="14.4cm" svg:y2="18.65cm">
          <text:p/>
        </draw:line>
        <draw:frame draw:style-name="gr12" draw:layer="layout" svg:width="3.707cm" svg:height="0.962cm" svg:x="15.035cm" svg:y="17.68cm">
          <draw:text-box>
            <text:p>Mot Enable</text:p>
          </draw:text-box>
        </draw:frame>
        <draw:frame draw:style-name="gr12" draw:layer="layout" svg:width="3.567cm" svg:height="0.962cm" svg:x="15.17cm" svg:y="19.05cm">
          <draw:text-box>
            <text:p>Fet Enable</text:p>
          </draw:text-box>
        </draw:frame>
        <draw:line draw:style-name="gr5" draw:text-style-name="P1" draw:layer="layout" svg:x1="13.43cm" svg:y1="20.02cm" svg:x2="19.78cm" svg:y2="20.02cm">
          <text:p/>
        </draw:line>
        <draw:frame draw:style-name="gr12" draw:layer="layout" svg:width="3.597cm" svg:height="0.962cm" svg:x="15.035cm" svg:y="16.98cm">
          <draw:text-box>
            <text:p>(pull down)</text:p>
          </draw:text-box>
        </draw:frame>
        <draw:frame draw:style-name="gr12" draw:layer="layout" svg:width="3.597cm" svg:height="0.962cm" svg:x="7.563cm" svg:y="16.818cm">
          <draw:text-box>
            <text:p>(pull down)</text:p>
          </draw:text-box>
        </draw:frame>
        <draw:line draw:style-name="gr5" draw:text-style-name="P1" draw:layer="layout" svg:x1="12.43cm" svg:y1="25.5cm" svg:x2="3.758cm" svg:y2="25.505cm">
          <text:p/>
        </draw:line>
        <draw:frame draw:style-name="gr12" draw:layer="layout" svg:width="3.707cm" svg:height="0.962cm" svg:x="15.778cm" svg:y="24.538cm">
          <draw:text-box>
            <text:p>Mot Enable</text:p>
          </draw:text-box>
        </draw:frame>
        <draw:custom-shape draw:style-name="gr15" draw:text-style-name="P1" draw:layer="layout" svg:width="3.175cm" svg:height="1.905cm" svg:x="12.16cm" svg:y="24.53cm">
          <text:p text:style-name="P1">Clamp</text:p>
          <text:p text:style-name="P1">+Filt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75cm" svg:y1="25.506cm" svg:x2="15.305cm" svg:y2="25.506cm">
          <text:p/>
        </draw:line>
        <draw:frame draw:style-name="gr12" draw:layer="layout" svg:width="5.387cm" svg:height="0.962cm" svg:x="4.303cm" svg:y="25.608cm">
          <draw:text-box>
            <text:p>Enable: PORTD5</text:p>
          </draw:text-box>
        </draw:frame>
        <draw:custom-shape draw:style-name="gr3" draw:text-style-name="P1" draw:layer="layout" svg:width="3.175cm" svg:height="1.905cm" svg:x="12.496cm" svg:y="20.386cm">
          <text:p text:style-name="P1">Resistor</text:p>
          <text:p text:style-name="P1">To GN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2.496cm" svg:y="20.386cm">
          <text:p text:style-name="P1">Resistor</text:p>
          <text:p text:style-name="P1">To GN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175cm" svg:height="1.905cm" svg:x="12.496cm" svg:y="20.386cm">
          <text:p text:style-name="P1">Resistor</text:p>
          <text:p text:style-name="P1">To GND</text:p>
          <draw:enhanced-geometry svg:viewBox="0 0 21600 21600" draw:type="rectangle" draw:enhanced-path="M 0 0 L 21600 0 21600 21600 0 21600 0 0 Z N"/>
        </draw:custom-shape>
        <draw:frame draw:style-name="gr12" draw:layer="layout" svg:width="4.803cm" svg:height="3.095cm" svg:x="13.156cm" svg:y="11.795cm">
          <draw:text-box>
            <text:p>Power Input</text:p>
            <text:p>3.3v</text:p>
            <text:p>5v</text:p>
            <text:p>9-12.6v Battery</text:p>
          </draw:text-box>
        </draw:frame>
        <draw:line draw:style-name="gr5" draw:text-style-name="P1" draw:layer="layout" svg:x1="17.675cm" svg:y1="11.795cm" svg:x2="12.595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y </meta:initial-creator>
    <meta:creation-date>2010-09-27T00:57:04</meta:creation-date>
    <dc:date>2010-10-03T21:55:28</dc:date>
    <dc:creator>Joey </dc:creator>
    <meta:editing-duration>PT74H33M20S</meta:editing-duration>
    <meta:editing-cycles>6</meta:editing-cycles>
    <meta:generator>OpenOffice.org/3.1$Linux OpenOffice.org_project/310m19$Build-9420</meta:generator>
    <meta:document-statistic meta:object-count="68"/>
  </office:meta>
</office:document-meta>
</file>